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Montserrat" svg:font-family="Montserrat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officeooo:rsid="00100104" officeooo:paragraph-rsid="00100104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officeooo:rsid="003b1e01" officeooo:paragraph-rsid="003b1e01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105fa9" officeooo:paragraph-rsid="00105fa9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120369" officeooo:paragraph-rsid="00120369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120369" officeooo:paragraph-rsid="001ff6ea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12f1ea" officeooo:paragraph-rsid="0012f1ea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12f1ea" officeooo:paragraph-rsid="001e089e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139dc0" officeooo:paragraph-rsid="00139dc0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13f62b" officeooo:paragraph-rsid="00139dc0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13f62b" officeooo:paragraph-rsid="001ff6ea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14b520" officeooo:paragraph-rsid="0014b520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14b520" officeooo:paragraph-rsid="001ae190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normal" officeooo:rsid="0014d87e" officeooo:paragraph-rsid="0014d87e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weight="normal" officeooo:rsid="00165a6d" officeooo:paragraph-rsid="00165a6d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weight="normal" officeooo:rsid="00181df1" officeooo:paragraph-rsid="00181df1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weight="normal" officeooo:rsid="00181df1" officeooo:paragraph-rsid="001bc1c8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font-weight="normal" officeooo:rsid="001ae190" officeooo:paragraph-rsid="001ae190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font-weight="normal" officeooo:rsid="001bc1c8" officeooo:paragraph-rsid="001bc1c8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font-weight="normal" officeooo:rsid="0021316e" officeooo:paragraph-rsid="0021316e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fo:font-weight="normal" officeooo:rsid="002310d9" officeooo:paragraph-rsid="002310d9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fo:font-weight="normal" officeooo:rsid="0024a26b" officeooo:paragraph-rsid="0024a26b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fo:font-weight="normal" officeooo:rsid="0025ede4" officeooo:paragraph-rsid="0025ede4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2pt" fo:font-weight="normal" officeooo:rsid="00261e3d" officeooo:paragraph-rsid="00261e3d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2pt" fo:font-weight="normal" officeooo:rsid="00291771" officeooo:paragraph-rsid="00291771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2pt" fo:font-weight="normal" officeooo:rsid="002b8a50" officeooo:paragraph-rsid="002b8a50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2pt" fo:font-weight="normal" officeooo:rsid="002c25a4" officeooo:paragraph-rsid="002c25a4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2pt" fo:font-weight="normal" officeooo:rsid="002de137" officeooo:paragraph-rsid="002de137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2pt" fo:font-weight="normal" officeooo:rsid="002fc743" officeooo:paragraph-rsid="002fc743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2pt" fo:font-weight="normal" officeooo:rsid="00302ab5" officeooo:paragraph-rsid="00302ab5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2pt" fo:font-weight="normal" officeooo:rsid="0031fcee" officeooo:paragraph-rsid="0031fcee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2pt" fo:font-weight="normal" officeooo:rsid="003320eb" officeooo:paragraph-rsid="003320eb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2pt" fo:font-weight="normal" officeooo:rsid="00341386" officeooo:paragraph-rsid="00341386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2pt" fo:font-weight="normal" officeooo:rsid="0035e419" officeooo:paragraph-rsid="0035e419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2pt" fo:font-weight="normal" officeooo:rsid="0037baba" officeooo:paragraph-rsid="0037baba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2pt" fo:font-weight="normal" officeooo:rsid="0037caef" officeooo:paragraph-rsid="0037caef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12pt" fo:font-weight="normal" officeooo:rsid="00380b75" officeooo:paragraph-rsid="00380b75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size="12pt" fo:font-weight="normal" officeooo:rsid="003b1e01" officeooo:paragraph-rsid="003b1e01" style:font-size-asian="10.5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size="12pt" fo:font-weight="normal" officeooo:rsid="003c7a24" officeooo:paragraph-rsid="003c7a24" style:font-size-asian="10.5pt" style:font-weight-asian="normal" style:font-size-complex="12pt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size="12pt" fo:font-weight="normal" officeooo:rsid="003e9c8f" officeooo:paragraph-rsid="003e9c8f" style:font-size-asian="10.5pt" style:font-weight-asian="normal" style:font-size-complex="12pt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size="12pt" fo:font-weight="normal" officeooo:rsid="003e9c8f" officeooo:paragraph-rsid="004d7b8f" style:font-size-asian="10.5pt" style:font-weight-asian="normal" style:font-size-complex="12pt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size="12pt" fo:font-weight="normal" officeooo:rsid="003fcda9" officeooo:paragraph-rsid="003fcda9" style:font-size-asian="10.5pt" style:font-weight-asian="normal" style:font-size-complex="12pt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size="12pt" fo:font-weight="normal" officeooo:rsid="00421bc9" officeooo:paragraph-rsid="00421bc9" style:font-size-asian="10.5pt" style:font-weight-asian="normal" style:font-size-complex="12pt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size="12pt" fo:font-weight="normal" officeooo:rsid="00422ab3" officeooo:paragraph-rsid="00422ab3" style:font-size-asian="10.5pt" style:font-weight-asian="normal" style:font-size-complex="12pt" style:font-weight-complex="normal"/>
    </style:style>
    <style:style style:name="P44" style:family="paragraph" style:parent-style-name="Standard">
      <style:paragraph-properties fo:text-align="start" style:justify-single-word="false"/>
      <style:text-properties fo:font-size="12pt" fo:font-weight="normal" officeooo:rsid="0042ddaa" officeooo:paragraph-rsid="0042ddaa" style:font-size-asian="10.5pt" style:font-weight-asian="normal" style:font-size-complex="12pt" style:font-weight-complex="normal"/>
    </style:style>
    <style:style style:name="P45" style:family="paragraph" style:parent-style-name="Standard">
      <style:paragraph-properties fo:text-align="start" style:justify-single-word="false"/>
      <style:text-properties fo:font-size="12pt" fo:font-weight="normal" officeooo:rsid="0043df8c" officeooo:paragraph-rsid="0043df8c" style:font-size-asian="10.5pt" style:font-weight-asian="normal" style:font-size-complex="12pt" style:font-weight-complex="normal"/>
    </style:style>
    <style:style style:name="P46" style:family="paragraph" style:parent-style-name="Standard">
      <style:paragraph-properties fo:text-align="start" style:justify-single-word="false"/>
      <style:text-properties fo:font-size="12pt" fo:font-weight="normal" officeooo:rsid="00461054" officeooo:paragraph-rsid="00461054" style:font-size-asian="10.5pt" style:font-weight-asian="normal" style:font-size-complex="12pt" style:font-weight-complex="normal"/>
    </style:style>
    <style:style style:name="P47" style:family="paragraph" style:parent-style-name="Standard">
      <style:paragraph-properties fo:text-align="start" style:justify-single-word="false"/>
      <style:text-properties fo:font-size="12pt" fo:font-weight="normal" officeooo:rsid="0044c21e" officeooo:paragraph-rsid="0044c21e" style:font-size-asian="10.5pt" style:font-weight-asian="normal" style:font-size-complex="12pt" style:font-weight-complex="normal"/>
    </style:style>
    <style:style style:name="P48" style:family="paragraph" style:parent-style-name="Standard">
      <style:paragraph-properties fo:text-align="start" style:justify-single-word="false"/>
      <style:text-properties fo:font-size="12pt" fo:font-weight="normal" officeooo:rsid="004735e8" officeooo:paragraph-rsid="004735e8" style:font-size-asian="10.5pt" style:font-weight-asian="normal" style:font-size-complex="12pt" style:font-weight-complex="normal"/>
    </style:style>
    <style:style style:name="P49" style:family="paragraph" style:parent-style-name="Standard">
      <style:paragraph-properties fo:text-align="start" style:justify-single-word="false"/>
      <style:text-properties fo:font-size="12pt" fo:font-weight="normal" officeooo:rsid="00475b1a" officeooo:paragraph-rsid="00475b1a" style:font-size-asian="10.5pt" style:font-weight-asian="normal" style:font-size-complex="12pt" style:font-weight-complex="normal"/>
    </style:style>
    <style:style style:name="P50" style:family="paragraph" style:parent-style-name="Standard">
      <style:paragraph-properties fo:text-align="start" style:justify-single-word="false"/>
      <style:text-properties fo:font-size="12pt" fo:font-weight="normal" officeooo:rsid="004d7b8f" officeooo:paragraph-rsid="004d7b8f" style:font-size-asian="10.5pt" style:font-weight-asian="normal" style:font-size-complex="12pt" style:font-weight-complex="normal"/>
    </style:style>
    <style:style style:name="P51" style:family="paragraph" style:parent-style-name="Standard">
      <style:paragraph-properties fo:text-align="start" style:justify-single-word="false"/>
      <style:text-properties fo:font-size="12pt" fo:font-weight="normal" officeooo:rsid="0051237f" officeooo:paragraph-rsid="0051237f" style:font-size-asian="10.5pt" style:font-weight-asian="normal" style:font-size-complex="12pt" style:font-weight-complex="normal"/>
    </style:style>
    <style:style style:name="P52" style:family="paragraph" style:parent-style-name="Standard">
      <style:paragraph-properties fo:text-align="start" style:justify-single-word="false"/>
      <style:text-properties fo:font-size="12pt" fo:font-weight="normal" officeooo:rsid="00524901" officeooo:paragraph-rsid="00524901" style:font-size-asian="10.5pt" style:font-weight-asian="normal" style:font-size-complex="12pt" style:font-weight-complex="normal"/>
    </style:style>
    <style:style style:name="P53" style:family="paragraph" style:parent-style-name="Standard">
      <style:paragraph-properties fo:text-align="start" style:justify-single-word="false"/>
      <style:text-properties fo:font-size="12pt" fo:font-weight="normal" officeooo:rsid="005292f8" officeooo:paragraph-rsid="005292f8" style:font-size-asian="10.5pt" style:font-weight-asian="normal" style:font-size-complex="12pt" style:font-weight-complex="normal"/>
    </style:style>
    <style:style style:name="P54" style:family="paragraph" style:parent-style-name="Standard">
      <style:paragraph-properties fo:text-align="start" style:justify-single-word="false"/>
      <style:text-properties fo:font-size="12pt" fo:font-weight="normal" officeooo:rsid="0053ffab" officeooo:paragraph-rsid="0053ffab" style:font-size-asian="10.5pt" style:font-weight-asian="normal" style:font-size-complex="12pt" style:font-weight-complex="normal"/>
    </style:style>
    <style:style style:name="P55" style:family="paragraph" style:parent-style-name="Standard">
      <style:paragraph-properties fo:text-align="start" style:justify-single-word="false"/>
      <style:text-properties fo:font-size="12pt" fo:font-weight="normal" officeooo:rsid="00559d53" officeooo:paragraph-rsid="00559d53" style:font-size-asian="10.5pt" style:font-weight-asian="normal" style:font-size-complex="12pt" style:font-weight-complex="normal"/>
    </style:style>
    <style:style style:name="P56" style:family="paragraph" style:parent-style-name="Standard">
      <style:paragraph-properties fo:text-align="start" style:justify-single-word="false"/>
      <style:text-properties fo:font-size="12pt" fo:font-weight="normal" officeooo:rsid="0056ab94" officeooo:paragraph-rsid="0056ab94" style:font-size-asian="10.5pt" style:font-weight-asian="normal" style:font-size-complex="12pt" style:font-weight-complex="normal"/>
    </style:style>
    <style:style style:name="P57" style:family="paragraph" style:parent-style-name="Standard">
      <style:paragraph-properties fo:text-align="center" style:justify-single-word="false"/>
      <style:text-properties officeooo:paragraph-rsid="00100104"/>
    </style:style>
    <style:style style:name="P58" style:family="paragraph" style:parent-style-name="Text_20_body">
      <style:paragraph-properties fo:text-align="start" style:justify-single-word="false"/>
      <style:text-properties fo:font-variant="normal" fo:text-transform="none" fo:color="#000000" style:font-name="Montserrat" fo:font-size="12pt" fo:letter-spacing="normal" fo:font-style="normal" fo:font-weight="normal" officeooo:paragraph-rsid="00120369"/>
    </style:style>
    <style:style style:name="P59" style:family="paragraph" style:parent-style-name="Standard">
      <style:paragraph-properties fo:text-align="start" style:justify-single-word="false"/>
      <style:text-properties fo:font-size="12pt" fo:font-weight="normal" officeooo:rsid="00139dc0" officeooo:paragraph-rsid="005788e3" style:font-size-asian="10.5pt" style:font-weight-asian="normal" style:font-size-complex="12pt" style:font-weight-complex="normal"/>
    </style:style>
    <style:style style:name="T1" style:family="text">
      <style:text-properties fo:font-size="16pt" fo:font-weight="bold" officeooo:rsid="0012f1ea" style:font-size-asian="16pt" style:font-weight-asian="bold" style:font-size-complex="16pt" style:font-weight-complex="bold"/>
    </style:style>
    <style:style style:name="T2" style:family="text">
      <style:text-properties fo:font-size="16pt" fo:font-weight="bold" officeooo:rsid="00100104" style:font-size-asian="16pt" style:font-weight-asian="bold" style:font-size-complex="16pt" style:font-weight-complex="bold"/>
    </style:style>
    <style:style style:name="T3" style:family="text">
      <style:text-properties officeooo:rsid="0013f62b"/>
    </style:style>
    <style:style style:name="T4" style:family="text">
      <style:text-properties officeooo:rsid="0014d87e"/>
    </style:style>
    <style:style style:name="T5" style:family="text">
      <style:text-properties officeooo:rsid="00165a6d"/>
    </style:style>
    <style:style style:name="T6" style:family="text">
      <style:text-properties officeooo:rsid="001ae190"/>
    </style:style>
    <style:style style:name="T7" style:family="text">
      <style:text-properties officeooo:rsid="001bc1c8"/>
    </style:style>
    <style:style style:name="T8" style:family="text">
      <style:text-properties officeooo:rsid="001ff6ea"/>
    </style:style>
    <style:style style:name="T9" style:family="text">
      <style:text-properties officeooo:rsid="002310d9"/>
    </style:style>
    <style:style style:name="T10" style:family="text">
      <style:text-properties officeooo:rsid="0025ede4"/>
    </style:style>
    <style:style style:name="T11" style:family="text">
      <style:text-properties officeooo:rsid="002761f6"/>
    </style:style>
    <style:style style:name="T12" style:family="text">
      <style:text-properties officeooo:rsid="00318df0"/>
    </style:style>
    <style:style style:name="T13" style:family="text">
      <style:text-properties officeooo:rsid="0038f727"/>
    </style:style>
    <style:style style:name="T14" style:family="text">
      <style:text-properties officeooo:rsid="003d4bbf"/>
    </style:style>
    <style:style style:name="T15" style:family="text">
      <style:text-properties officeooo:rsid="003e9c8f"/>
    </style:style>
    <style:style style:name="T16" style:family="text">
      <style:text-properties officeooo:rsid="00412484"/>
    </style:style>
    <style:style style:name="T17" style:family="text">
      <style:text-properties officeooo:rsid="0042ddaa"/>
    </style:style>
    <style:style style:name="T18" style:family="text">
      <style:text-properties officeooo:rsid="00461054"/>
    </style:style>
    <style:style style:name="T19" style:family="text">
      <style:text-properties officeooo:rsid="0048c9ab"/>
    </style:style>
    <style:style style:name="T20" style:family="text">
      <style:text-properties officeooo:rsid="004d7b8f"/>
    </style:style>
    <style:style style:name="T21" style:family="text">
      <style:text-properties officeooo:rsid="004f40d4"/>
    </style:style>
    <style:style style:name="T22" style:family="text">
      <style:text-properties officeooo:rsid="00524901"/>
    </style:style>
    <style:style style:name="T23" style:family="text">
      <style:text-properties officeooo:rsid="005788e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7"><text:span text:style-name="T1">Back</text:span><text:span text:style-name="T2"> end </text:span></text:p>
      <text:p text:style-name="P1"/>
      <text:p text:style-name="P1"/>
      <text:p text:style-name="P1"/>
      <text:p text:style-name="P3">Une variable → <text:s/>un contenant pour enregistrer une donnée, a une localisation sur l’ordinateur.</text:p>
      <text:p text:style-name="P5">Mutabilité des variables ; par définition, <text:span text:style-name="T23">le contenu de la </text:span>variable <text:s/><text:span text:style-name="T23">est </text:span>mutable.</text:p>
      <text:p text:style-name="P7">Déclarer (créer)les variables par le mot clef let et un nom en camel case </text:p>
      <text:p text:style-name="P7"><text:span text:style-name="T8">I</text:span>nitialiser leur valeur avec l’opérateur <text:s/>=.</text:p>
      <text:p text:style-name="P6">Modifier le contenu d’une variable en la réaffectant ou avec des opérateurs.</text:p>
      <text:p text:style-name="P4">opérateur arithmétique :</text:p>
      <text:p text:style-name="P4">incrémenté avec → value<text:span text:style-name="T8">Variable</text:span>++</text:p>
      <text:p text:style-name="P4">raccourcie addition → value<text:span text:style-name="T8">Variable</text:span> += x</text:p>
      <text:p text:style-name="P4"/>
      <text:p text:style-name="P4"/>
      <text:p text:style-name="P4"/>
      <text:p text:style-name="P4">Constante → définit ici comme une variable non mutable,dont la <text:s/>valeur ne peut changer.</text:p>
      <text:p text:style-name="P4">Initialisation, déclaration → </text:p>
      <text:p text:style-name="P4">const NomDeLaConstante = value ;</text:p>
      <text:p text:style-name="P4"/>
      <text:p text:style-name="P10">JS est dit langage a type dynamique et faible. </text:p>
      <text:p text:style-name="P10">Les 3 principaux types primitifs sont les chiffres, les lettres et les booléens.</text:p>
      <text:p text:style-name="P8">entier → integer </text:p>
      <text:p text:style-name="P8">flottant, float </text:p>
      <text:p text:style-name="P59">concaténé des caractères : opérateur + ou </text:p>
      <text:p text:style-name="P59">la sti<text:span text:style-name="T8">r</text:span>ng interpolation <text:span text:style-name="T3">on incorpore une variable dans la chaîne de caractère en utilisant l’expression ${MaVariable}.</text:span></text:p>
      <text:p text:style-name="P9"/>
      <text:p text:style-name="P9"/>
      <text:p text:style-name="P11">Classe, objet :</text:p>
      <text:p text:style-name="P11"/>
      <text:p text:style-name="P11">approche taxinomique, élément, <text:span text:style-name="T5">objet, </text:span>ayant des attributs, <text:span text:style-name="T5">propriétés, </text:span>caractéristiques en commun regroupé sous un même <text:span text:style-name="T5">ensemble</text:span>, même groupe, une classe.</text:p>
      <text:p text:style-name="P14">Une class<text:span text:style-name="T23">e</text:span> peut correspondre à un modèle, une boite à outils pour construire, instancier un objet.</text:p>
      <text:p text:style-name="P11"/>
      <text:p text:style-name="P14"><text:span text:style-name="T6">O</text:span>n crée une class<text:span text:style-name="T23">e</text:span> →</text:p>
      <text:p text:style-name="P15"/>
      <text:p text:style-name="P16">class NomDeLaClasse {</text:p>
      <text:p text:style-name="P16"><text:tab/><text:tab/><text:tab/>constructor(<text:span text:style-name="T7">x</text:span>, <text:span text:style-name="T7">y</text:span>, <text:span text:style-name="T7">z</text:span>)<text:tab/></text:p>
      <text:p text:style-name="P16"><text:tab/><text:tab/><text:tab/>this.propriété1 = <text:span text:style-name="T7">x</text:span> ;</text:p>
      <text:p text:style-name="P16"><text:tab/><text:tab/><text:tab/>this.propriété<text:span text:style-name="T6">2</text:span> = <text:span text:style-name="T7">y</text:span> ;</text:p>
      <text:p text:style-name="P16"><text:tab/><text:tab/><text:tab/>this.propriété<text:span text:style-name="T7">3</text:span> = <text:span text:style-name="T7">z</text:span> ;</text:p>
      <text:p text:style-name="P16">}</text:p>
      <text:p text:style-name="P15"/>
      <text:p text:style-name="P17">this fait référence au futur objet créer, instancier à partir de la classe.</text:p>
      <text:p text:style-name="P18"><text:s/>X y z seront les valeurs affectés aux différentes propriétés.</text:p>
      <text:p text:style-name="P17"/>
      <text:p text:style-name="P17">Le mot clef new va appeler la fonction constructor lors de l’instance de l’objet via l’utilisation de la classe.</text:p>
      <text:p text:style-name="P17"/>
      <text:p text:style-name="P17">Syntaxe pour ce faire →</text:p>
      <text:p text:style-name="P17"/>
      <text:p text:style-name="P17"><text:soft-page-break/><text:span text:style-name="T7">MonNouvelObjet = </text:span>new NomDeLaClasse( <text:span text:style-name="T7">x, y, z ) ;</text:span></text:p>
      <text:p text:style-name="P12"/>
      <text:p text:style-name="P11">Objets : </text:p>
      <text:p text:style-name="P11">utilise JSON java script object notation </text:p>
      <text:p text:style-name="P11">ce sont des séries de clef/valeur des dicos, map. <text:span text:style-name="T4">Serie, liste d’attributs, </text:span><text:span text:style-name="T5">propriétés</text:span><text:span text:style-name="T4"> avec leur valeurs, séparés par une virgule.</text:span></text:p>
      <text:p text:style-name="P13">Récupération de donées d’un objet :</text:p>
      <text:p text:style-name="P13">dot notation, notation pointé : <text:span text:style-name="T5">NomDeObjet.Nom</text:span><text:span text:style-name="T6">Propriété</text:span></text:p>
      <text:p text:style-name="P14">braket notation → NomDeObjet[NomAttribut] peut mettre une variable entre crochet …</text:p>
      <text:p text:style-name="P14"/>
      <text:p text:style-name="P14"/>
      <text:p text:style-name="P19">les tableaux :</text:p>
      <text:p text:style-name="P19">les tableaux sont une sorte de collection, s’apparente plus à une liste sous python…</text:p>
      <text:p text:style-name="P19">on les déclare par [ element1, element2,…]</text:p>
      <text:p text:style-name="P19">on accède à un élément par NomDuTableau[index] commence à zero pour le premier élément.</text:p>
      <text:p text:style-name="P19">Différentes métodes pour les tableaux :</text:p>
      <text:p text:style-name="P19">compter le nombre d’éléments : MonTableau.length</text:p>
      <text:p text:style-name="P19">ajouter un element au <text:span text:style-name="T9">début</text:span> tableau : MonTableau.push(elmt-ajouté) <text:span text:style-name="T9">ou unshift pour le placer à la fin</text:span></text:p>
      <text:p text:style-name="P20">suppression du dernier element du tableau → MonTableau.pop()</text:p>
      <text:p text:style-name="P20"><text:s/>types primitif en js le passage s’éffectue par valeur</text:p>
      <text:p text:style-name="P20">les tableaux et objets le passage s’effectue par référence. </text:p>
      <text:p text:style-name="P20"/>
      <text:p text:style-name="P21">JS, un langage ds différents environnement, <text:span text:style-name="T10">ave une execution du code qui peut varier légerement suivant l’environnement.</text:span></text:p>
      <text:p text:style-name="P22"/>
      <text:p text:style-name="P22">JSBin execute le code dans l’ordre.</text:p>
      <text:p text:style-name="P23">Pour les pages web, on peut inserer dans une balise <text:span text:style-name="T11">spécial</text:span> html <text:span text:style-name="T11">comme &lt;script&gt; </text:span>un lien vers un fichier JS avec le code qui sera executé <text:span text:style-name="T11">par le navigateur.</text:span></text:p>
      <text:p text:style-name="P24">JS peut aussi s’utiliser côté serveur node peut être associé..</text:p>
      <text:p text:style-name="P24"/>
      <text:p text:style-name="P25">Deroulement du programme ordre de lecture du code.</text:p>
      <text:p text:style-name="P25"/>
      <text:p text:style-name="P25">Condition : </text:p>
      <text:p text:style-name="P25"/>
      <text:p text:style-name="P25">if (myboolean){ …]</text:p>
      <text:p text:style-name="P25"><text:tab/>else {}</text:p>
      <text:p text:style-name="P25">en Js : == et = = = l’un compare la valeur le second la valuer et le type</text:p>
      <text:p text:style-name="P25">comparateur logique le et &amp;&amp; le ou | | <text:s/>et le non logique !</text:p>
      <text:p text:style-name="P25"/>
      <text:p text:style-name="P25"/>
      <text:p text:style-name="P26">Portée des variables, block scope , let et const ne fonctionne seulement à l’interieur du block de code (code se trouvant entr {}.</text:p>
      <text:p text:style-name="P26"/>
      <text:p text:style-name="P26">Instruction switch pour comparaison à une liste de valeur, simplifie le if else.</text:p>
      <text:p text:style-name="P26"/>
      <text:p text:style-name="P26"/>
      <text:p text:style-name="P27">Les boucles for , for in , for off, for lenght pour un nombre d’ittération connue.</text:p>
      <text:p text:style-name="P27">Les boucles while nbre it non connu.</text:p>
      <text:p text:style-name="P27"/>
      <text:p text:style-name="P28">Les erreurs, exeptions :</text:p>
      <text:p text:style-name="P28"/>
      <text:p text:style-name="P28"><text:soft-page-break/>de syntaxe ou d’analyse, de logique, d’execution</text:p>
      <text:p text:style-name="P28">Celle d’execution proviennent le plus souvent de l’exterieur, peuvent être enticipé, utilisation de try catch possible.</text:p>
      <text:p text:style-name="P28"/>
      <text:p text:style-name="P29">Créer ou déclarer une fonction, le plus souvent avec ses variables ou paramètres.</text:p>
      <text:p text:style-name="P29">Function NomDeMaFonction <text:span text:style-name="T12">(parametre1,...)</text:span> { code}</text:p>
      <text:p text:style-name="P29">A l’appel de la fonction ont fournit les valeurs des varaibles appelés argument.</text:p>
      <text:p text:style-name="P29">Fonction renvoit un résultat une valeure de retour return</text:p>
      <text:p text:style-name="P23"/>
      <text:p text:style-name="P30">propriété ou attribut d’une classe designe la même chose.</text:p>
      <text:p text:style-name="P30">Const objet = … la constante faite référence à ça localisation qui ne change pas, son contenu possiblement oui. Objet est un type par référence. La partie constante désigne une référence l’adresse en gros…</text:p>
      <text:p text:style-name="P30">Méthode ou aussi appelé méthode d’instance, comme une fonction mais pour une classe.</text:p>
      <text:p text:style-name="P31">Déclarer dans le bloc du code de création de la classe.</text:p>
      <text:p text:style-name="P31">Peut être appelé par la notation dot.</text:p>
      <text:p text:style-name="P21"/>
      <text:p text:style-name="P32">Métode static, n’est pas lié à l’instance d’une classe mais plus générique à la classe… pourrait être des fonctions mais cela permet de les ranger pr catégories en gros … comme les méthodes de la classe math.</text:p>
      <text:p text:style-name="P32"/>
      <text:p text:style-name="P33">Quelques règles pour du code propre :</text:p>
      <text:p text:style-name="P33"/>
      <text:p text:style-name="P33">penser que celui qui va maintenir votre code est un psycopathe qui connaît votre adresse.</text:p>
      <text:p text:style-name="P33">La première règle des fonctions elle qu’elle devrait être petite. La seconde est qu’elle devrait être encore plus petite.</text:p>
      <text:p text:style-name="P33">Ne pas hésitez à ajouter des commentaires.</text:p>
      <text:p text:style-name="P33">Chaoisissez les noms comme si il s’agissait du prénom de votre premier enfant.</text:p>
      <text:p text:style-name="P33"/>
      <text:p text:style-name="P33">Le test est important !!</text:p>
      <text:p text:style-name="P34"/>
      <text:p text:style-name="P34">test unitaire, on peut s’aider d’une architecture et bibliothèque de test, </text:p>
      <text:p text:style-name="P34">test d’integration pour s’assurer que les différents éléments fonctionnent bien ensemble.</text:p>
      <text:p text:style-name="P34">Les tests fonctionnels, de bout en bout, E2E</text:p>
      <text:p text:style-name="P34">peut s’appuyer sur des framework demande un peu d’expérience.</text:p>
      <text:p text:style-name="P34"/>
      <text:p text:style-name="P35">Déboguer : </text:p>
      <text:p text:style-name="P35">via la console et son affichage consol.log()</text:p>
      <text:p text:style-name="P35">bien mais existe des outils pour nous aider.</text:p>
      <text:p text:style-name="P35">Les débogeurs avec les brackpoints poitn d’arrêts pas à pas disponible dans les navigateurs ou vsc.</text:p>
      <text:p text:style-name="P35">Le canard en plastique, lui parler de maière simple.</text:p>
      <text:p text:style-name="P35"/>
      <text:p text:style-name="P36">Les fonctions récursives :</text:p>
      <text:p text:style-name="P36">fonction qui s’apèle elle-même, ne pas oublier les bases case, cas de base. <text:span text:style-name="T13">S’exute souvent sur des structures de données arborecentes.</text:span></text:p>
      <text:p text:style-name="P14"/>
      <text:p text:style-name="P14"/>
      <text:p text:style-name="P8"/>
      <text:p text:style-name="P4"/>
      <text:p text:style-name="P58"/>
      <text:p text:style-name="P4"/>
      <text:p text:style-name="P4"/>
      <text:p text:style-name="P2"><text:soft-page-break/><text:s/>JS pour le web</text:p>
      <text:p text:style-name="P1"/>
      <text:p text:style-name="P37"/>
      <text:p text:style-name="P37"/>
      <text:p text:style-name="P37">Le dom → document ob<text:span text:style-name="T20">ec</text:span>jt model, document représenant le html sous forme d’arborescence permettant, servant d’interface entre le code html et le JS.</text:p>
      <text:p text:style-name="P37">Ducument « intermediaire » entre 2 langu<text:span text:style-name="T16">a</text:span>ges, faisant le lien.</text:p>
      <text:p text:style-name="P38">Document représentation sous forme d’objet JS le code html en gros...</text:p>
      <text:p text:style-name="P38">Document est le point de départ du DOM. Chaque éléments est un objet JS.</text:p>
      <text:p text:style-name="P38"/>
      <text:p text:style-name="P50">Acceder aux élément du Dom :</text:p>
      <text:p text:style-name="P50"/>
      <text:p text:style-name="P38">On dispose de fonctions pour rechercher acceder aux objets <text:span text:style-name="T15">éléments du Dom</text:span>. <text:span text:style-name="T15">L’équivalent de la syntaxe des sélecteurs en css.</text:span></text:p>
      <text:p text:style-name="P38">Avec notation dot getElementByID, getElementsByClassName, getElementsBYTagName() ou querrySelector()</text:p>
      <text:p text:style-name="P38">Depuis un élément du dom → element.parent , element.parentElement, element.nextElementSibling <text:span text:style-name="T14">et element.previousElementSibling</text:span></text:p>
      <text:p text:style-name="P38"/>
      <text:p text:style-name="P38"/>
      <text:p text:style-name="P50">Modifier les éléments du DOM sélectionnés :</text:p>
      <text:p text:style-name="P40"/>
      <text:p text:style-name="P39">modifié le contenu d’un objet JS, d’un élement par l<text:span text:style-name="T20">es</text:span> propriété<text:span text:style-name="T20">s</text:span> :</text:p>
      <text:p text:style-name="P39">innerHTML → remplace le contenue de l’élément par celui voulu comme du code html</text:p>
      <text:p text:style-name="P39">texContent <text:s/>→ remplace le contenue de l’élément sélectionné par du simple texte.</text:p>
      <text:p text:style-name="P39"/>
      <text:p text:style-name="P41">Modifier les classes :</text:p>
      <text:p text:style-name="P42">acceder et modifier à l<text:span text:style-name="T20">a</text:span> liste des classe d’un element par la propriété classList et une serie de fonctions associées → add, remove, contains, replace.</text:p>
      <text:p text:style-name="P42"/>
      <text:p text:style-name="P42">Changer les styles d’un éléments :</text:p>
      <text:p text:style-name="P42">La propriété style permet de récupérer et modifier les différents styles d’un élément.</text:p>
      <text:p text:style-name="P43">Style est un obje<text:span text:style-name="T20">t</text:span> qui a une propriété pour chaque style existant.</text:p>
      <text:p text:style-name="P43"/>
      <text:p text:style-name="P43">Modifierles attributs :</text:p>
      <text:p text:style-name="P43">attribut dans balise html exemple alt, class, type <text:s/>href …</text:p>
      <text:p text:style-name="P43">definir ou remp<text:span text:style-name="T20">lacer </text:span>les attributs → fontion setAttribute(name, value)</text:p>
      <text:p text:style-name="P43">getAttribute et removeAttribute</text:p>
      <text:p text:style-name="P43"/>
      <text:p text:style-name="P43">Créez de nouveaux éléments :</text:p>
      <text:p text:style-name="P43">fonction createElement(div) puis on l’insère dans le dom</text:p>
      <text:p text:style-name="P43">On peut le faire via la fonction parentNode.appen<text:span text:style-name="T17">d</text:span>Child(element créé)</text:p>
      <text:p text:style-name="P43"/>
      <text:p text:style-name="P44">Supprimez et remplacez des éléments :</text:p>
      <text:p text:style-name="P44">removeChild et replaceChild</text:p>
      <text:p text:style-name="P44"/>
      <text:p text:style-name="P45">un evenement → action de l’utilisateur qui peut entrainer une réaction.</text:p>
      <text:p text:style-name="P45">En JS représenté par un nom et une fonction appelée callback.</text:p>
      <text:p text:style-name="P45">L’évenement se propage jusqu’à la racine de l’arbre jusquà temps qu’il soit traité.</text:p>
      <text:p text:style-name="P46">Réagir à un evenement, c’est faire une action lorsque celui-ci se déclenche, écouter c’est vouloir être averti lorsque celui-ci se declenche.</text:p>
      <text:p text:style-name="P45">Il faut pouvoir detecter ecouter l’évenement, fonction <text:span text:style-name="T18">élément.</text:span>addEventListener(event, callback).</text:p>
      <text:p text:style-name="P45"><text:soft-page-break/>Fonction preventDefault(), bloque le callback <text:span text:style-name="T20">la réponse</text:span> par défault enregistré <text:span text:style-name="T20">associé à l’</text:span> evenement.</text:p>
      <text:p text:style-name="P47">Fonction stopPropagation() permet de limiter la propagation de l’évenement dans l’arborescence.</text:p>
      <text:p text:style-name="P47"/>
      <text:p text:style-name="P48">Les données liés à un evenement :</text:p>
      <text:p text:style-name="P48">chaque evenement implemente un objet event avec des informations des données que l’on pourra exploiter.</text:p>
      <text:p text:style-name="P48"/>
      <text:p text:style-name="P49">Un service web est un programe <text:span text:style-name="T21">s’éxécutant sur un serveur accessible depuis internet et</text:span> qui rend des services. Météo google…</text:p>
      <text:p text:style-name="P49"/>
      <text:p text:style-name="P49">Une API <text:span text:style-name="T19">(application programm interface) </text:span>est <text:span text:style-name="T21">une </text:span>interface <text:span text:style-name="T21">de communication entre nous et le serveur.</text:span></text:p>
      <text:p text:style-name="P51">Celle qui nous interresse est celle qui permet de communiquer avec les services web.</text:p>
      <text:p text:style-name="P51">Elle correspond à l’ensemble des demandes que l’on peut faire à un service web. Demande appelé requête se faisant dans un certain protocole de communication comme http.</text:p>
      <text:p text:style-name="P51"/>
      <text:p text:style-name="P51">Une requête http, de nous de l’api vers le serveur, po<text:span text:style-name="T22">ssède plusieurs informations :</text:span></text:p>
      <text:p text:style-name="P52">la métode, l’url, les données</text:p>
      <text:p text:style-name="P52">la méthode correspond à l’action que l’on souaite faire comme récupérer des données en supprimer …</text:p>
      <text:p text:style-name="P52">get obtenir récupérer des ressources</text:p>
      <text:p text:style-name="P52">post de créer ou modifier une ressources</text:p>
      <text:p text:style-name="P52">put de modifier une ressource </text:p>
      <text:p text:style-name="P52">delete supprimer une ressorce</text:p>
      <text:p text:style-name="P52"/>
      <text:p text:style-name="P52"/>
      <text:p text:style-name="P52">l’url est l’adresse sur le service web que l’on souhaite atteindre.</text:p>
      <text:p text:style-name="P52">Les données il faut pouvoir envoyer des données vers le service web…</text:p>
      <text:p text:style-name="P52"/>
      <text:p text:style-name="P52">A notre requête, le service web renvoit une réponse avec des informations comme des données et un code HTTP</text:p>
      <text:p text:style-name="P52"/>
      <text:p text:style-name="P53">Envoyer des requettes via le langage js et sa classe fetch  (aller chercher): exemple</text:p>
      <text:p text:style-name="P53">fetch("<text:a xlink:type="simple" xlink:href="http://url-service-web.com/api/users" text:style-name="Internet_20_link" text:visited-style-name="Visited_20_Internet_20_Link">http://url-service-web.com/api/users</text:a>"); ligne qui utilise en arrière plan méthode get </text:p>
      <text:p text:style-name="P53">api fetch </text:p>
      <text:p text:style-name="P53"/>
      <text:p text:style-name="P54">réponse souvent au format json js object notation, très bien, léger, très proche de js facile à transforer.</text:p>
      <text:p text:style-name="P54"/>
      <text:p text:style-name="P54">Recuperer le résultat de la requête :</text:p>
      <text:p text:style-name="P55">pour cela fetch, l’api fetch renvoie une promise → une promise est un objet qui fournit une fonction then qui sera executé quand le résultat aura été obtenu et une fonction catch qui sera excuté si il y a une erreur côté réponse serveur.</text:p>
      <text:p text:style-name="P55"/>
      <text:p text:style-name="P56">Valider les saisies données par utilisateurs : </text:p>
      <text:p text:style-name="P49"/>
      <text:p text:style-name="P49"/>
      <text:p text:style-name="P45"/>
      <text:p text:style-name="P38"/>
      <text:p text:style-name="P38"/>
      <text:p text:style-name="P38"/>
      <text:p text:style-name="P38"><text:soft-page-break/></text:p>
      <text:p text:style-name="P38"/>
      <text:p text:style-name="P38"/>
      <text:p text:style-name="P37"/>
      <text:p text:style-name="P3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Montserrat" svg:font-family="Montserrat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26T19:41:39.875906561</meta:creation-date>
    <dc:date>2022-05-18T10:57:25.399991564</dc:date>
    <meta:editing-duration>PT3H55M23S</meta:editing-duration>
    <meta:editing-cycles>32</meta:editing-cycles>
    <meta:generator>LibreOffice/6.4.7.2$Linux_X86_64 LibreOffice_project/40$Build-2</meta:generator>
    <meta:document-statistic meta:table-count="0" meta:image-count="0" meta:object-count="0" meta:page-count="6" meta:paragraph-count="150" meta:word-count="1583" meta:character-count="9947" meta:non-whitespace-character-count="8472"/>
  </office:meta>
</office:document-meta>
</file>